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cb31" officeooo:paragraph-rsid="000ecb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Anteponiendo la palabra var al nombre de la variable.</text:p>
      <text:p text:style-name="P1">2) Se define tag a cualquier estructura de HTML, el inicio se representa con el simbolo &lt; y el final con el simbolo &gt;, además, en la gran mayoria de estructuras al finalizar es necesario anteponer el simbolo / quedando la sentencia de la sigiente manera &lt; estructura /&gt;</text:p>
      <text:p text:style-name="P1">3) CSS es un complemento, (aunque se puede ver como un lenguaje también) de HTML, facilita herramientas y estructuras para el denominado front-end de la página, de todas maneras, posee algunas funcionalidades para tareas de back-end.</text:p>
      <text:p text:style-name="P1">4) y 5) Metodo get y metodo post. El metodo get es inseguro, los datos se envian mediante la dirección de la página. El metodo post, en cambio, es más seguro y es el que se utiliza para el envio de contraseñas o información sensible.</text:p>
      <text:p text:style-name="P1">6) Es un servicio que sirve para brindar un servicio a traves de interne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7:54:02.427157793</meta:creation-date>
    <dc:date>2018-11-20T18:01:17.232911092</dc:date>
    <meta:editing-duration>PT7M16S</meta:editing-duration>
    <meta:editing-cycles>1</meta:editing-cycles>
    <meta:generator>LibreOffice/6.0.6.2$Linux_X86_64 LibreOffice_project/00m0$Build-2</meta:generator>
    <meta:document-statistic meta:table-count="0" meta:image-count="0" meta:object-count="0" meta:page-count="1" meta:paragraph-count="5" meta:word-count="154" meta:character-count="865" meta:non-whitespace-character-count="716"/>
  </office:meta>
</office:document-meta>
</file>